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, Calibri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4cm" table:align="left" style:writing-mode="lr-tb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429cm"/>
    </style:style>
    <style:style style:name="Table1.F" style:family="table-column">
      <style:table-column-properties style:column-width="4.8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ubtitle" style:master-page-name="Standard">
      <style:paragraph-properties style:page-number="auto"/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Table_20_Contents">
      <style:paragraph-properties style:snap-to-layout-grid="false"/>
      <style:text-properties officeooo:rsid="001d040d" officeooo:paragraph-rsid="001d040d"/>
    </style:style>
    <style:style style:name="P3" style:family="paragraph" style:parent-style-name="Table_20_Contents">
      <style:text-properties officeooo:rsid="001d040d" officeooo:paragraph-rsid="001d040d"/>
    </style:style>
    <style:style style:name="P4" style:family="paragraph" style:parent-style-name="Standard">
      <style:text-properties officeooo:paragraph-rsid="001d040d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color="#ce181e"/>
    </style:style>
    <style:style style:name="T3" style:family="text">
      <style:text-properties fo:color="#ce181e" officeooo:rsid="001a8cdd"/>
    </style:style>
    <style:style style:name="T4" style:family="text">
      <style:text-properties fo:color="#ce181e" officeooo:rsid="001aba06"/>
    </style:style>
    <style:style style:name="T5" style:family="text">
      <style:text-properties fo:color="#ce181e" officeooo:rsid="001d040d"/>
    </style:style>
    <style:style style:name="T6" style:family="text">
      <style:text-properties officeooo:rsid="001a8cdd"/>
    </style:style>
    <style:style style:name="T7" style:family="text">
      <style:text-properties officeooo:rsid="001aba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C Plan</text:p>
      <text:h text:style-name="Heading_20_1" text:outline-level="1">Team Name: 13</text:h>
      <text:h text:style-name="Heading_20_1" text:outline-level="1">Team Members &amp; contact info:</text:h>
      <text:p text:style-name="Standard">Elliot Ramoo</text:p>
      <text:p text:style-name="Standard">William Mahone</text:p>
      <text:p text:style-name="Standard">Zunayed Habib</text:p>
      <text:p text:style-name="Standard">Sukhjinder Singh</text:p>
      <text:h text:style-name="Heading_20_1" text:outline-level="1">Communication tool:</text:h>
      <text:p text:style-name="Text_20_body"><text:span text:style-name="T1"><text:s/></text:span>Discord</text:p>
      <text:h text:style-name="Heading_20_1" text:outline-level="1">Roles:</text:h>
      <text:p text:style-name="Standard">Sukhjinder Singh - Project Manager (organising team meetings, reporting regularly on progress)</text:p>
      <text:p text:style-name="Standard"/>
      <text:p text:style-name="Standard">Elliot Ramoo - Software Architect (writing core code and extending functionality)</text:p>
      <text:p text:style-name="Standard"/>
      <text:p text:style-name="Standard">William Mahone - Software writing, testing and documentation (debugging software and committing to git, writing test cases and documenting performance against milestones)</text:p>
      <text:p text:style-name="Standard"/>
      <text:p text:style-name="Standard">Zunayed Habib - Software writing, testing and documentation (debugging software and committing to git, writing test cases and documenting performance against milestones)</text:p>
      <text:p text:style-name="Standard"/>
      <text:p text:style-name="Standard">Github: <text:a xlink:type="simple" xlink:href="https://github.com/Sukhj1nder/ENGR101-Project-3" text:style-name="Internet_20_link" text:visited-style-name="Visited_20_Internet_20_Link"><text:span text:style-name="Internet_20_link">https://github.com/Sukhj1nder/ENGR101-Project-3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ext:soft-page-break/>
        <table:table-row table:style-name="Table1.1">
          <table:table-cell table:style-name="Table1.A1" office:value-type="string">
            <text:p text:style-name="Standard">Date</text:p>
          </table:table-cell>
          <table:table-cell table:style-name="Table1.A1" office:value-type="string">
            <text:p text:style-name="Standard">Objectives</text:p>
          </table:table-cell>
          <table:table-cell table:style-name="Table1.A1" office:value-type="string">
            <text:p text:style-name="Table_20_Contents">Due date</text:p>
          </table:table-cell>
          <table:table-cell table:style-name="Table1.A1" office:value-type="string">
            <text:p text:style-name="Table_20_Contents">Item due</text:p>
          </table:table-cell>
          <table:table-cell table:style-name="Table1.A1" office:value-type="string">
            <text:p text:style-name="Table_20_Contents">Conflicts</text:p>
          </table:table-cell>
          <table:table-cell table:style-name="Table1.F1" office:value-type="string">
            <text:p text:style-name="Table_20_Contents">Tasks</text:p>
          </table:table-cell>
        </table:table-row>
        <table:table-row table:style-name="Table1.1">
          <table:table-cell table:style-name="Table1.A2" office:value-type="string">
            <text:p text:style-name="Table_20_Contents">02/06/2020</text:p>
          </table:table-cell>
          <table:table-cell table:style-name="Table1.A2" office:value-type="string">
            <text:p text:style-name="Table_20_Contents">Start the Project</text:p>
          </table:table-cell>
          <table:table-cell table:style-name="Table1.A2" office:value-type="string">
            <text:p text:style-name="Table_20_Contents">4 June</text:p>
          </table:table-cell>
          <table:table-cell table:style-name="Table1.A2" office:value-type="string">
            <text:p text:style-name="Table_20_Contents">Testing code</text:p>
          </table:table-cell>
          <table:table-cell table:style-name="Table1.A2" office:value-type="string">
            <text:p text:style-name="P3">CYBR171 Test</text:p>
          </table:table-cell>
          <table:table-cell table:style-name="Table1.F2" office:value-type="string">
            <text:p text:style-name="Standard">[All] Complete AVC plan</text:p>
            <text:p text:style-name="Standard"/>
            <text:p text:style-name="Standard"><text:span text:style-name="T1"><text:s/></text:span>- Tests all installations. Write test cases for the team</text:p>
            <text:p text:style-name="Standard"/>
            <text:p text:style-name="Standard">Sukhjinder- Ensures Plan is done.</text:p>
            <text:p text:style-name="Standard">Help to install SFML on all team computers</text:p>
            <text:p text:style-name="Standard"/>
            <text:p text:style-name="Standard">Elliot- Get/save pictures from the ECS website</text:p>
          </table:table-cell>
        </table:table-row>
        <table:table-row table:style-name="Table1.1">
          <table:table-cell table:style-name="Table1.A2" office:value-type="string">
            <text:p text:style-name="P2">04/06/20</text:p>
          </table:table-cell>
          <table:table-cell table:style-name="Table1.A2" office:value-type="string">
            <text:p text:style-name="Table_20_Contents">Core and Completion</text:p>
          </table:table-cell>
          <table:table-cell table:style-name="Table1.A2" office:value-type="string">
            <text:p text:style-name="Table_20_Contents">11 June</text:p>
          </table:table-cell>
          <table:table-cell table:style-name="Table1.A2" office:value-type="string">
            <text:p text:style-name="Table_20_Contents">Core code</text:p>
            <text:p text:style-name="P3">and Completition Cod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Standard">[All] Write code so robot moves through <text:span text:style-name="T6">the white lines. </text:span><text:span text:style-name="T3">- Done </text:span><text:span text:style-name="T4">04/06/20</text:span></text:p>
            <text:p text:style-name="Standard"/>
            <text:p text:style-name="Standard"><text:span text:style-name="T6">Elliot </text:span>- In charge of code</text:p>
            <text:p text:style-name="P4"><text:span text:style-name="T2">- </text:span><text:span text:style-name="T5">Done 11/06/20</text:span></text:p>
            <text:p text:style-name="P4"><text:span text:style-name="T5"/></text:p>
            <text:p text:style-name="P4"><text:span text:style-name="T7">Will and Zunayed – Make test cases for the core part of code –</text:span><text:span text:style-name="T4"> </text:span><text:span text:style-name="T5">Done 12/06/20</text:span></text:p>
            <text:p text:style-name="Standard"/>
            <text:p text:style-name="Standard"><text:span text:style-name="T7">Sukhjinder</text:span> - Help debug &amp; check, report, plan meetings for following week –<text:span text:style-name="T2"> </text:span><text:span text:style-name="T5">Done 13/06/20</text:span></text:p>
            <text:p text:style-name="Standard"/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P2">12/06/20</text:p>
          </table:table-cell>
          <table:table-cell table:style-name="Table1.A2" office:value-type="string">
            <text:p text:style-name="P2">Challenge</text:p>
          </table:table-cell>
          <table:table-cell table:style-name="Table1.A2" office:value-type="string">
            <text:p text:style-name="P2">17 June</text:p>
          </table:table-cell>
          <table:table-cell table:style-name="Table1.A2" office:value-type="string">
            <text:p text:style-name="P2">Challenge code</text:p>
          </table:table-cell>
          <table:table-cell table:style-name="Table1.A2" office:value-type="string">
            <text:p text:style-name="P2">ENGR121 Test</text:p>
            <text:p text:style-name="P2"/>
            <text:p text:style-name="P2">PHYS114 Assignment due</text:p>
          </table:table-cell>
          <table:table-cell table:style-name="Table1.F2" office:value-type="string">
            <text:p text:style-name="P2">Challenge code needs to be finished – Elliot </text:p>
            <text:p text:style-name="P2"/>
            <text:p text:style-name="P2">Test cases for the challenge code – Will and Zunayed</text:p>
            <text:p text:style-name="P2"/>
            <text:p text:style-name="P2">Finish the README.md for the GitHub and the progress report. - Sukhjinder</text:p>
            <text:p text:style-name="P2"/>
            <text:p text:style-name="P2">[All] – Finish the Individual Report and Individual Log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, Calibri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NZ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NZ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, Calibri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Calibri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Sukhjinder Singh</meta:initial-creator>
    <meta:creation-date>2020-06-02T17:53:00</meta:creation-date>
    <dc:date>2020-06-15T19:17:47.634106717</dc:date>
    <meta:editing-cycles>4</meta:editing-cycles>
    <meta:editing-duration>PT32M10S</meta:editing-duration>
    <meta:generator>LibreOffice/6.0.7.3$Linux_X86_64 LibreOffice_project/00m0$Build-3</meta:generator>
    <meta:document-statistic meta:table-count="1" meta:image-count="0" meta:object-count="0" meta:page-count="2" meta:paragraph-count="51" meta:word-count="251" meta:character-count="1648" meta:non-whitespace-character-count="1439"/>
  </office:meta>
</office:document-meta>
</file>